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</table:content-validations>
      <table:table table:name="DATE (24-11-16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heo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Asteroi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kin switches back to joan the maid after death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Map is not nomad.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 Nomad map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Names of Collaborators not included, altough that might not be necessary in this particular script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1.4 of 2.5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1.347 M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20 different 1v1 locations, although perhaps not enough space exists for them to vary by 2% map edg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hostile gaia objects.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 hostle gaia objects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8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2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8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8];[.A84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8];[.A84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8];[.A8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8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8];[.A86])" office:value-type="float" office:value="47" calcext:value-type="float" table:number-columns-spanned="2" table:number-rows-spanned="1">
            <text:p>47</text:p>
          </table:table-cell>
          <table:covered-table-cell/>
          <table:table-cell table:style-name="ce12" table:formula="of:=COUNTIF([.$F$8:.$F$78];[.A86])" office:value-type="float" office:value="46" calcext:value-type="float" table:number-columns-spanned="2" table:number-rows-spanned="1">
            <text:p>46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8];[.A87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8];[.A87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calcext:conditional-formats>
          <calcext:conditional-format calcext:target-range-address="'DATE (24-11-16)'.F38:'DATE (24-11-16)'.F40 'DATE (24-11-16)'.F42:'DATE (24-11-16)'.F42 'DATE (24-11-16)'.F44:'DATE (24-11-16)'.F47 'DATE (24-11-16)'.F49:'DATE (24-11-16)'.F52 'DATE (24-11-16)'.F54:'DATE (24-11-16)'.F54 'DATE (24-11-16)'.F56:'DATE (24-11-16)'.F57 'DATE (24-11-16)'.F59:'DATE (24-11-16)'.F61 'DATE (24-11-16)'.F63:'DATE (24-11-16)'.F70 'DATE (24-11-16)'.F72:'DATE (24-11-16)'.F72 'DATE (24-11-16)'.F74:'DATE (24-11-16)'.F74 'DATE (24-11-16)'.F76:'DATE (24-11-16)'.F76 'DATE (24-11-16)'.F78:'DATE (24-11-16)'.F78 'DATE (24-11-16)'.D38:'DATE (24-11-16)'.D40 'DATE (24-11-16)'.D42:'DATE (24-11-16)'.D42 'DATE (24-11-16)'.D44:'DATE (24-11-16)'.D47 'DATE (24-11-16)'.D49:'DATE (24-11-16)'.D52 'DATE (24-11-16)'.D54:'DATE (24-11-16)'.D54 'DATE (24-11-16)'.D56:'DATE (24-11-16)'.D57 'DATE (24-11-16)'.D59:'DATE (24-11-16)'.D61 'DATE (24-11-16)'.D63:'DATE (24-11-16)'.D70 'DATE (24-11-16)'.D72:'DATE (24-11-16)'.D72 'DATE (24-11-16)'.D74:'DATE (24-11-16)'.D74 'DATE (24-11-16)'.D76:'DATE (24-11-16)'.D76 'DATE (24-11-16)'.D78:'DATE (24-11-16)'.D78 'DATE (24-11-16)'.D8:'DATE (24-11-16)'.D35 'DATE (24-11-16)'.F8:'DATE (24-11-16)'.F35">
            <calcext:condition calcext:apply-style-name="Red Fill" calcext:value="=&quot;Non-Compliant&quot;" calcext:base-cell-address="'DATE (24-11-16)'.D8"/>
            <calcext:condition calcext:apply-style-name="Orange Fill" calcext:value="=&quot;Exception Rejected&quot;" calcext:base-cell-address="'DATE (24-11-16)'.D8"/>
            <calcext:condition calcext:apply-style-name="Light Green Fill" calcext:value="=&quot;Compliance Expected&quot;" calcext:base-cell-address="'DATE (24-11-16)'.D8"/>
            <calcext:condition calcext:apply-style-name="Dark Green Fill" calcext:value="=&quot;Exception Granted&quot;" calcext:base-cell-address="'DATE (24-11-16)'.D8"/>
            <calcext:condition calcext:apply-style-name="Emerald Fill" calcext:value="=&quot;Compliant&quot;" calcext:base-cell-address="'DATE (24-11-16)'.D8"/>
            <calcext:condition calcext:apply-style-name="Note" calcext:value="=&quot;Not-Applicable&quot;" calcext:base-cell-address="'DATE (24-11-16)'.D8"/>
            <calcext:condition calcext:apply-style-name="Yellow Fill" calcext:value="=&quot;Exception Requested&quot;" calcext:base-cell-address="'DATE (24-11-16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8T19:25:01.471000000</dc:date>
    <meta:editing-duration>P2DT17H41M24S</meta:editing-duration>
    <meta:editing-cycles>212</meta:editing-cycles>
    <meta:generator>LibreOffice/24.8.3.1$Windows_X86_64 LibreOffice_project/65412f067af443213e726c93f137ccc85c9a1e06</meta:generator>
    <meta:document-statistic meta:table-count="1" meta:cell-count="254" meta:object-count="0"/>
  </office:meta>
</office:document-meta>
</file>